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inherit" svg:font-family="inherit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247cm" loext:contextual-spacing="false" fo:line-height="150%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Arial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Arial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247cm" loext:contextual-spacing="false" fo:line-height="150%" fo:text-align="justify" style:justify-single-word="false" fo:orphans="2" fo:widows="2" fo:text-indent="0cm" style:auto-text-indent="false" fo:background-color="#ffffff" fo:padding="0cm" fo:border="none"/>
      <style:text-properties officeooo:paragraph-rsid="001666a3"/>
    </style:style>
    <style:style style:name="P5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 fo:background-color="#ffffff" fo:padding="0cm" fo:border="none"/>
    </style:style>
    <style:style style:name="P6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#ffffff" fo:padding="0cm" fo:border="none"/>
    </style:style>
    <style:style style:name="P7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#ffffff" fo:padding="0cm" fo:border="none"/>
      <style:text-properties fo:color="#000000" style:font-name="Arial" fo:font-size="12pt" style:text-underline-style="none" fo:font-weight="normal" officeooo:rsid="00174938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454545" style:font-name="Open Sans" fo:font-size="13.5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454545" style:font-name="Arial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454545" style:font-name="Arial" fo:font-size="12pt" fo:letter-spacing="normal" fo:font-style="normal" style:text-underline-style="none" fo:font-weight="normal" officeooo:rsid="00161b14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454545" style:font-name="Arial" fo:font-size="12pt" fo:letter-spacing="normal" fo:font-style="normal" style:text-underline-style="none" fo:font-weight="normal" officeooo:rsid="001666a3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454545" style:text-line-through-style="none" style:text-line-through-type="none" style:font-name="Open Sans" fo:font-size="13.5pt" fo:letter-spacing="normal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6" style:family="text">
      <style:text-properties fo:font-variant="normal" fo:text-transform="none" fo:color="#454545" style:text-line-through-style="none" style:text-line-through-type="none" style:font-name="Open Sans" fo:font-size="13.5pt" fo:letter-spacing="normal" fo:font-style="normal" style:text-underline-style="none" fo:font-weight="normal" officeooo:rsid="00174938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7" style:family="text">
      <style:text-properties fo:font-variant="normal" fo:text-transform="none" fo:color="#f06659" style:text-line-through-style="none" style:text-line-through-type="none" style:font-name="Open Sans" fo:font-size="13.5pt" fo:letter-spacing="normal" fo:font-style="normal" style:text-underline-style="none" fo:font-weight="bold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8" style:family="text">
      <style:text-properties fo:font-variant="normal" fo:text-transform="none" fo:color="#000000" style:font-name="Arial" fo:font-size="13.5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Arial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161b14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1666a3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174938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18ee8d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Arial" fo:font-size="12pt" fo:letter-spacing="normal" fo:font-style="normal" style:text-underline-style="none" fo:font-weight="normal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5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161b14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6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1666a3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7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174938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1666a3" style:text-blinking="false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174938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18ee8d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3.5pt" fo:letter-spacing="normal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ize="13.5pt" fo:letter-spacing="normal" fo:font-style="normal" style:text-underline-style="none" fo:font-weight="normal" officeooo:rsid="00174938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26" style:family="text">
      <style:text-properties fo:font-variant="normal" fo:text-transform="none" fo:color="#000000" style:text-line-through-style="none" style:text-line-through-type="none" style:font-name="Open Sans" fo:font-size="13.5pt" fo:letter-spacing="normal" fo:font-style="normal" style:text-underline-style="none" fo:font-weight="bold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27" style:family="text">
      <style:text-properties fo:font-variant="normal" fo:text-transform="none" fo:color="#000000" style:text-line-through-style="none" style:text-line-through-type="none" style:font-name="Open Sans" fo:font-size="13.5pt" fo:letter-spacing="normal" fo:font-style="normal" style:text-underline-style="none" fo:font-weight="bold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28" style:family="text">
      <style:text-properties fo:font-variant="normal" fo:text-transform="none" fo:color="#000000" style:text-line-through-style="none" style:text-line-through-type="none" style:font-name="Open Sans" fo:font-size="13.5pt" fo:letter-spacing="normal" fo:font-style="normal" style:text-underline-style="none" fo:font-weight="bold" officeooo:rsid="00174938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29" style:family="text">
      <style:text-properties fo:font-variant="normal" fo:text-transform="none" fo:color="#000000" style:text-line-through-style="none" style:text-line-through-type="none" style:font-name="Open Sans" fo:font-size="13.5pt" fo:letter-spacing="normal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30" style:family="text">
      <style:text-properties fo:font-variant="normal" fo:text-transform="none" fo:color="#000000" style:text-line-through-style="none" style:text-line-through-type="none" style:font-name="Open Sans" fo:font-size="13.5pt" fo:letter-spacing="normal" fo:font-style="normal" style:text-underline-style="none" fo:font-weight="normal" officeooo:rsid="00174938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font-variant="normal" fo:text-transform="none" fo:color="#000000" style:text-line-through-style="none" style:text-line-through-type="none" style:font-name="Open Sans" fo:font-size="13.5pt" fo:letter-spacing="normal" fo:font-style="normal" style:text-underline-style="solid" style:text-underline-width="auto" style:text-underline-color="font-color" fo:font-weight="normal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32" style:family="text">
      <style:text-properties fo:font-variant="normal" fo:text-transform="none" fo:color="#000000" style:text-line-through-style="none" style:text-line-through-type="none" style:font-name="Open Sans" fo:font-size="13.5pt" fo:letter-spacing="normal" fo:font-style="normal" style:text-underline-style="solid" style:text-underline-width="auto" style:text-underline-color="font-color" fo:font-weight="normal" officeooo:rsid="00174938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33" style:family="text">
      <style:text-properties fo:font-variant="normal" fo:text-transform="none" fo:color="#000000" style:font-name="Open Sans" fo:font-size="13.5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style:font-name="Open Sans" fo:font-size="13.5pt" fo:letter-spacing="normal" fo:font-style="normal" style:text-underline-style="none" fo:font-weight="bold" style:font-size-asian="12pt" style:font-weight-asian="bold" style:font-size-complex="12pt" style:font-weight-complex="bold"/>
    </style:style>
    <style:style style:name="T35" style:family="text">
      <style:text-properties fo:font-variant="normal" fo:text-transform="none" fo:color="#000000" style:font-name="Open Sans" fo:font-size="13.5pt" fo:letter-spacing="normal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Fale do modelo e metrologia Scrum</text:p>
      <text:p text:style-name="Standard">Fale de projetos e abordagens de equipes de software</text:p>
      <text:p text:style-name="Standard">Fale um pouco das ferramentas como o Jira e sua importância nos projetos de TI</text:p>
      <text:p text:style-name="Standard">Faça tudo no modelo ABNT</text:p>
      <text:p text:style-name="Standard"/>
      <text:p text:style-name="Standard"/>
      <text:p text:style-name="P6"><text:span text:style-name="T2">Na </text:span><text:span text:style-name="T19">atualidade</text:span><text:span text:style-name="T9">, o </text:span><text:span text:style-name="Strong_20_Emphasis"><text:span text:style-name="T14">desenvolvimento de softwares </text:span></text:span><text:span text:style-name="T9">é uma das atividades mais</text:span><text:span text:style-name="T2"> valorizadas no mercado de trabalho, </text:span><text:span text:style-name="T3">cada vez mais </text:span><text:span text:style-name="T2">a internet e a computação assumem um protagonismo maior em nosso cotidiano. A</text:span><text:span text:style-name="T3">s </text:span><text:span text:style-name="T2">novas soluções tecnológicas surgem para mudar, </text:span><text:span text:style-name="T3">melhorar, </text:span><text:span text:style-name="T4">automatizar</text:span><text:span text:style-name="T2"> a maneira como fazíamos determinada tarefa. </text:span><text:span text:style-name="T4">Estamos vivenciando </text:span><text:span text:style-name="T3">literalmente </text:span><text:span text:style-name="T2">uma </text:span><text:a xlink:type="simple" xlink:href="https://fia.com.br/blog/transformacao-digital/" office:target-frame-name="_blank" xlink:show="new" text:style-name="Internet_20_link" text:visited-style-name="Visited_20_Internet_20_Link"><text:span text:style-name="T20">transformação digital</text:span></text:a><text:span text:style-name="T18"> </text:span><text:span text:style-name="T2">e cultural </text:span><text:span text:style-name="T3">que desperta</text:span><text:span text:style-name="Strong_20_Emphasis"><text:span text:style-name="T14"> uma nova </text:span></text:span><text:span text:style-name="Strong_20_Emphasis"><text:span text:style-name="T15">forma de pensar</text:span></text:span><text:span text:style-name="Strong_20_Emphasis"><text:span text:style-name="T14"> </text:span></text:span><text:span text:style-name="T2">na</text:span><text:span text:style-name="T4">s pessoas e </text:span><text:span text:style-name="T2">principalmente nos empreendedores.</text:span></text:p>
      <text:p text:style-name="P4"><text:span text:style-name="T10">Pode-se dizer que d</text:span><text:span text:style-name="T9">esenvolvimento de softwares é a atividade de </text:span><text:span text:style-name="Strong_20_Emphasis"><text:span text:style-name="T14">criar programas de computação</text:span></text:span><text:span text:style-name="T9">, executada por um desenvolvedor ou </text:span><text:span text:style-name="T10">por um </text:span><text:span text:style-name="T9">grupo de desenvolvedores, </text:span><text:span text:style-name="T11">e o</text:span><text:span text:style-name="T9"> </text:span><text:span text:style-name="Strong_20_Emphasis"><text:span text:style-name="T14">software é um produto virtual</text:span></text:span><text:span text:style-name="T9">, </text:span><text:span text:style-name="T11">formado por</text:span><text:span text:style-name="T9"> um conjunto de códigos, instruções escritas em determinada linguagem da computação. </text:span><text:span text:style-name="T10">I</text:span><text:span text:style-name="T9">nstruções </text:span><text:span text:style-name="T10">essas que serão </text:span><text:span text:style-name="T9">traduzidas pela tela do equipamento eletrônico e apresentadas de modo diferente ou até mesmo materializadas em ações em alguns tipos de aparelhos.</text:span></text:p>
      <text:p text:style-name="P4"><text:span text:style-name="T9">Os desenvolvedores são </text:span><text:span text:style-name="Strong_20_Emphasis"><text:span text:style-name="T14">programadores</text:span></text:span><text:span text:style-name="T9">, ou seja, eles escrevem o programa a partir dos já referidos códigos, </text:span><text:span text:style-name="T10">porém </text:span><text:span text:style-name="T11">vale a ressalva que </text:span><text:span text:style-name="T9">nem todo programador é desenvolvedor, </text:span><text:span text:style-name="T11">já que </text:span><text:span text:style-name="T9">essa alcunha é atribuída aos profissionais que participam de todo o processo de desenvolvimento de softwares. O desenvolvedor </text:span><text:span text:style-name="Strong_20_Emphasis"><text:span text:style-name="T14">precisa saber conduzir um projeto</text:span></text:span><text:span text:style-name="T9">, desde a concepção, entendendo quais são as necessidades do cliente. </text:span><text:span text:style-name="T11">Esse</text:span><text:span text:style-name="T9"> trabalho </text:span><text:span text:style-name="T11">é</text:span><text:span text:style-name="T9"> </text:span><text:span text:style-name="T10">minucioso </text:span><text:span text:style-name="T12">que</text:span><text:span text:style-name="T10"> </text:span><text:span text:style-name="T9">envolve ouvir, colher informações, fazer protótipos, testar, ajustar, homologar e implementar, </text:span><text:span text:style-name="Strong_20_Emphasis"><text:span text:style-name="T14">é uma </text:span></text:span><text:span text:style-name="Strong_20_Emphasis"><text:span text:style-name="T16">tarefa </text:span></text:span><text:span text:style-name="Strong_20_Emphasis"><text:span text:style-name="T14">complexa </text:span></text:span><text:span text:style-name="T9">que exige bastante conhecimento técnico. </text:span><text:span text:style-name="T12">O desenvolvimento de software possui </text:span><text:span text:style-name="Strong_20_Emphasis"><text:span text:style-name="T14">várias etapas </text:span></text:span><text:span text:style-name="Strong_20_Emphasis"><text:span text:style-name="T17">desde</text:span></text:span><text:span text:style-name="T9"> a concepção do projeto </text:span><text:span text:style-name="T12">até</text:span><text:span text:style-name="T9"> a sua conclusão. </text:span><text:span text:style-name="T12">P</text:span><text:span text:style-name="T9">rincipalmente quando trata-</text:span><text:span text:style-name="T12">se</text:span><text:span text:style-name="T9"> de uma equipe de desenvolvedores. </text:span><text:span text:style-name="T12">A escolha de </text:span><text:span text:style-name="T9">uma metodologia </text:span><text:span text:style-name="T13">ágil </text:span><text:span text:style-name="T12">é de suma importância </text:span><text:span text:style-name="T9">de para a </text:span><text:span text:style-name="T12">gestão do projeto</text:span><text:span text:style-name="T22"> </text:span><text:span text:style-name="T23">e da equipe.</text:span></text:p>
      <text:p text:style-name="P3"/>
      <text:p text:style-name="P5"><text:span text:style-name="T9"/></text:p>
      <text:p text:style-name="P7"><text:span text:style-name="T9"/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sans-serif"/>
    <style:font-face style:name="inherit" svg:font-family="inherit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5T15:03:34.130695414</meta:creation-date>
    <dc:date>2022-10-25T15:46:25.815205859</dc:date>
    <meta:editing-duration>PT10M3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301" meta:character-count="1980" meta:non-whitespace-character-count="1686"/>
  </office:meta>
</office:document-meta>
</file>